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officeooo:paragraph-rsid="0000dc96"/>
    </style:style>
    <style:style style:name="P2"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officeooo:paragraph-rsid="000b068c"/>
    </style:style>
    <style:style style:name="P3"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officeooo:paragraph-rsid="00032e13"/>
    </style:style>
    <style:style style:name="P4" style:family="paragraph" style:parent-style-name="Standard">
      <style:paragraph-properties fo:margin-left="0cm" fo:margin-right="0cm" fo:margin-top="0cm" fo:margin-bottom="0.212cm" loext:contextual-spacing="false" fo:text-align="start" style:justify-single-word="false" fo:text-indent="0cm" style:auto-text-indent="false">
        <style:tab-stops/>
      </style:paragraph-properties>
      <style:text-properties officeooo:paragraph-rsid="0000dc96"/>
    </style:style>
    <style:style style:name="P5" style:family="paragraph" style:parent-style-name="Standard">
      <style:paragraph-properties fo:margin-left="0cm" fo:margin-right="0cm" fo:margin-top="0cm" fo:margin-bottom="0.212cm" loext:contextual-spacing="false" fo:text-align="start" style:justify-single-word="false" fo:text-indent="0cm" style:auto-text-indent="false">
        <style:tab-stops/>
      </style:paragraph-properties>
      <style:text-properties officeooo:paragraph-rsid="00032e13"/>
    </style:style>
    <style:style style:name="P6"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fo:font-weight="normal" officeooo:rsid="000bd60e" officeooo:paragraph-rsid="000bd60e" style:font-weight-asian="normal" style:font-weight-complex="normal"/>
    </style:style>
    <style:style style:name="P7"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fo:font-weight="normal" officeooo:rsid="000c3bd7" officeooo:paragraph-rsid="000c3bd7" style:font-weight-asian="normal" style:font-weight-complex="normal"/>
    </style:style>
    <style:style style:name="P8"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bold" officeooo:rsid="0000dc96" officeooo:paragraph-rsid="0000dc96" style:font-size-asian="11pt" style:font-weight-asian="bold" style:font-weight-complex="bold"/>
    </style:style>
    <style:style style:name="P9" style:family="paragraph" style:parent-style-name="Standard">
      <style:paragraph-properties fo:margin-left="0cm" fo:margin-right="0cm" fo:margin-top="0cm" fo:margin-bottom="0.212cm" loext:contextual-spacing="false" fo:text-align="start" style:justify-single-word="false" fo:text-indent="0cm" style:auto-text-indent="false">
        <style:tab-stops/>
      </style:paragraph-properties>
      <style:text-properties style:font-name="Times New Roman" fo:font-size="11pt" fo:language="sv" fo:country="SE" fo:font-weight="bold" officeooo:rsid="0000dc96" officeooo:paragraph-rsid="0000dc96" style:font-size-asian="11pt" style:font-weight-asian="bold" style:font-weight-complex="bold"/>
    </style:style>
    <style:style style:name="P10"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bold" officeooo:rsid="000b068c" officeooo:paragraph-rsid="000b068c" style:font-size-asian="11pt" style:font-weight-asian="bold" style:font-weight-complex="bold"/>
    </style:style>
    <style:style style:name="P11"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bold" officeooo:rsid="000bd60e" officeooo:paragraph-rsid="000bd60e" style:font-size-asian="11pt" style:font-weight-asian="bold" style:font-weight-complex="bold"/>
    </style:style>
    <style:style style:name="P12"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bold" officeooo:rsid="000c3bd7" officeooo:paragraph-rsid="000c3bd7" style:font-size-asian="11pt" style:font-weight-asian="bold" style:font-weight-complex="bold"/>
    </style:style>
    <style:style style:name="P13"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bold" officeooo:rsid="000275b9" officeooo:paragraph-rsid="000275b9" style:font-size-asian="11pt" style:font-weight-asian="bold" style:font-weight-complex="bold"/>
    </style:style>
    <style:style style:name="P14"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bold" officeooo:rsid="00032e13" officeooo:paragraph-rsid="00032e13" style:font-size-asian="11pt" style:font-weight-asian="bold" style:font-weight-complex="bold"/>
    </style:style>
    <style:style style:name="P15" style:family="paragraph" style:parent-style-name="Standard">
      <style:paragraph-properties fo:margin-left="0cm" fo:margin-right="0cm" fo:margin-top="0cm" fo:margin-bottom="0.212cm" loext:contextual-spacing="false" fo:text-align="start" style:justify-single-word="false" fo:text-indent="0cm" style:auto-text-indent="false">
        <style:tab-stops/>
      </style:paragraph-properties>
      <style:text-properties style:font-name="Times New Roman" fo:font-size="11pt" fo:language="sv" fo:country="SE" officeooo:rsid="000275b9" officeooo:paragraph-rsid="000275b9" style:font-size-asian="11pt"/>
    </style:style>
    <style:style style:name="P16" style:family="paragraph" style:parent-style-name="Standard">
      <style:paragraph-properties fo:margin-left="0cm" fo:margin-right="0cm" fo:margin-top="0cm" fo:margin-bottom="0.212cm" loext:contextual-spacing="false" fo:text-align="start" style:justify-single-word="false" fo:text-indent="0cm" style:auto-text-indent="false">
        <style:tab-stops/>
      </style:paragraph-properties>
      <style:text-properties style:font-name="Times New Roman" fo:font-size="11pt" fo:language="sv" fo:country="SE" officeooo:rsid="00032e13" officeooo:paragraph-rsid="00032e13" style:font-size-asian="11pt"/>
    </style:style>
    <style:style style:name="P17"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style:font-size-asian="11pt"/>
    </style:style>
    <style:style style:name="P18"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normal" officeooo:rsid="000275b9" officeooo:paragraph-rsid="000275b9" style:font-size-asian="11pt" style:font-weight-asian="normal" style:font-weight-complex="normal"/>
    </style:style>
    <style:style style:name="P19"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normal" officeooo:rsid="00032e13" officeooo:paragraph-rsid="000275b9" style:font-size-asian="11pt" style:font-weight-asian="normal" style:font-weight-complex="normal"/>
    </style:style>
    <style:style style:name="P20"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normal" officeooo:rsid="000bd60e" officeooo:paragraph-rsid="000b068c" style:font-size-asian="11pt" style:font-weight-asian="normal" style:font-weight-complex="normal"/>
    </style:style>
    <style:style style:name="P21"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style:font-name="Times New Roman" fo:font-size="11pt" fo:language="sv" fo:country="SE" fo:font-weight="normal" officeooo:rsid="000c3bd7" officeooo:paragraph-rsid="000c3bd7" style:font-size-asian="11pt" style:font-weight-asian="normal" style:font-weight-complex="normal"/>
    </style:style>
    <style:style style:name="P22"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fo:font-weight="bold" officeooo:rsid="000275b9" officeooo:paragraph-rsid="000275b9" style:font-weight-asian="bold" style:font-weight-complex="bold"/>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style:text-properties officeooo:paragraph-rsid="000b068c"/>
    </style:style>
    <style:style style:name="P25" style:family="paragraph" style:parent-style-name="Standard">
      <style:paragraph-properties fo:margin-left="0cm" fo:margin-right="0cm" fo:margin-top="0cm" fo:margin-bottom="0.212cm" loext:contextual-spacing="false" fo:text-align="justify" style:justify-single-word="false" fo:text-indent="0cm" style:auto-text-indent="false">
        <style:tab-stops/>
      </style:paragraph-properties>
      <style:text-properties officeooo:paragraph-rsid="000275b9"/>
    </style:style>
    <style:style style:name="P26" style:family="paragraph" style:parent-style-name="Heading_20_3">
      <style:paragraph-properties fo:text-align="center" style:justify-single-word="false"/>
    </style:style>
    <style:style style:name="P27" style:family="paragraph" style:parent-style-name="Heading_20_3">
      <style:paragraph-properties fo:text-align="center" style:justify-single-word="false" fo:break-before="page"/>
      <style:text-properties officeooo:rsid="000b068c" officeooo:paragraph-rsid="000b068c"/>
    </style:style>
    <style:style style:name="T1" style:family="text">
      <style:text-properties style:font-name="Times New Roman" fo:font-size="11pt" fo:language="sv" fo:country="SE" style:font-size-asian="11pt"/>
    </style:style>
    <style:style style:name="T2" style:family="text">
      <style:text-properties style:font-name="Times New Roman" fo:font-size="11pt" fo:language="sv" fo:country="SE" officeooo:rsid="00032e13" style:font-size-asian="11pt"/>
    </style:style>
    <style:style style:name="T3" style:family="text">
      <style:text-properties style:font-name="Times New Roman" fo:font-size="11pt" fo:language="sv" fo:country="SE" officeooo:rsid="0000dc96" style:font-size-asian="11pt"/>
    </style:style>
    <style:style style:name="T4" style:family="text">
      <style:text-properties style:font-name="Times New Roman" fo:font-size="11pt" fo:language="sv" fo:country="SE" officeooo:rsid="000adea3" style:font-size-asian="11pt"/>
    </style:style>
    <style:style style:name="T5" style:family="text">
      <style:text-properties style:font-name="Times New Roman" fo:font-size="11pt" fo:language="sv" fo:country="SE" officeooo:rsid="000b068c" style:font-size-asian="11pt"/>
    </style:style>
    <style:style style:name="T6" style:family="text">
      <style:text-properties style:font-name="Times New Roman" fo:font-size="11pt" fo:language="sv" fo:country="SE" officeooo:rsid="000bd60e" style:font-size-asian="11pt"/>
    </style:style>
    <style:style style:name="T7" style:family="text">
      <style:text-properties style:font-name="Times New Roman" fo:font-size="11pt" fo:language="sv" fo:country="SE" officeooo:rsid="000c3bd7" style:font-size-asian="11pt"/>
    </style:style>
    <style:style style:name="T8" style:family="text">
      <style:text-properties style:font-name="Times New Roman" fo:font-size="11pt" fo:language="sv" fo:country="SE" officeooo:rsid="000d38ec" style:font-size-asian="11pt"/>
    </style:style>
    <style:style style:name="T9" style:family="text">
      <style:text-properties style:font-name="Times New Roman" fo:font-size="11pt" fo:language="sv" fo:country="SE" officeooo:rsid="001116d1" style:font-size-asian="11pt"/>
    </style:style>
    <style:style style:name="T10" style:family="text">
      <style:text-properties style:font-name="Times New Roman" fo:font-size="11pt" fo:language="sv" fo:country="SE" fo:font-weight="normal" officeooo:rsid="0000dc96" style:font-size-asian="11pt" style:font-weight-asian="normal" style:font-weight-complex="normal"/>
    </style:style>
    <style:style style:name="T11" style:family="text">
      <style:text-properties style:font-name="Times New Roman" fo:font-size="11pt" fo:language="sv" fo:country="SE" fo:font-weight="normal" officeooo:rsid="000275b9" style:font-size-asian="11pt" style:font-weight-asian="normal" style:font-weight-complex="normal"/>
    </style:style>
    <style:style style:name="T12" style:family="text">
      <style:text-properties style:font-name="Times New Roman" fo:font-size="11pt" fo:language="sv" fo:country="SE" fo:font-weight="normal" officeooo:rsid="00032e13" style:font-size-asian="11pt" style:font-weight-asian="normal" style:font-weight-complex="normal"/>
    </style:style>
    <style:style style:name="T13" style:family="text">
      <style:text-properties style:font-name="Times New Roman" fo:font-size="11pt" fo:language="sv" fo:country="SE" fo:font-weight="normal" officeooo:rsid="0005403b" style:font-size-asian="11pt" style:font-weight-asian="normal" style:font-weight-complex="normal"/>
    </style:style>
    <style:style style:name="T14" style:family="text">
      <style:text-properties style:font-name="Times New Roman" fo:font-size="11pt" fo:language="sv" fo:country="SE" fo:font-weight="normal" officeooo:rsid="00058c6f" style:font-size-asian="11pt" style:font-weight-asian="normal" style:font-weight-complex="normal"/>
    </style:style>
    <style:style style:name="T15" style:family="text">
      <style:text-properties style:font-name="Times New Roman" fo:font-size="11pt" fo:language="sv" fo:country="SE" fo:font-weight="normal" officeooo:rsid="0006232d" style:font-size-asian="11pt" style:font-weight-asian="normal" style:font-weight-complex="normal"/>
    </style:style>
    <style:style style:name="T16" style:family="text">
      <style:text-properties style:font-name="Times New Roman" fo:font-size="11pt" fo:language="sv" fo:country="SE" fo:font-weight="normal" officeooo:rsid="00074d74" style:font-size-asian="11pt" style:font-weight-asian="normal" style:font-weight-complex="normal"/>
    </style:style>
    <style:style style:name="T17" style:family="text">
      <style:text-properties style:font-name="Times New Roman" fo:font-size="11pt" fo:language="sv" fo:country="SE" fo:font-weight="normal" officeooo:rsid="0008ef36" style:font-size-asian="11pt" style:font-weight-asian="normal" style:font-weight-complex="normal"/>
    </style:style>
    <style:style style:name="T18" style:family="text">
      <style:text-properties style:font-name="Times New Roman" fo:font-size="11pt" fo:language="sv" fo:country="SE" fo:font-weight="normal" officeooo:rsid="000bd60e" style:font-size-asian="11pt" style:font-weight-asian="normal" style:font-weight-complex="normal"/>
    </style:style>
    <style:style style:name="T19" style:family="text">
      <style:text-properties style:font-name="Times New Roman" fo:font-size="11pt" fo:language="sv" fo:country="SE" fo:font-weight="normal" officeooo:rsid="000b068c" style:font-size-asian="11pt" style:font-weight-asian="normal" style:font-weight-complex="normal"/>
    </style:style>
    <style:style style:name="T20" style:family="text">
      <style:text-properties style:font-name="Times New Roman" fo:font-size="11pt" fo:language="sv" fo:country="SE" fo:font-weight="normal" officeooo:rsid="000f2455" style:font-size-asian="11pt" style:font-weight-asian="normal" style:font-weight-complex="normal"/>
    </style:style>
    <style:style style:name="T21" style:family="text">
      <style:text-properties officeooo:rsid="000275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3">Test<text:span text:style-name="T21">ningsplan</text:span></text:h>
      <text:p text:style-name="P23"/>
      <text:p text:style-name="P8">Inledning</text:p>
      <text:p text:style-name="P1"><text:span text:style-name="T3">Detta dokument beskriver </text:span><text:span text:style-name="T5">strategier, mål, processer och felhantering</text:span><text:span text:style-name="T3"> för </text:span><text:span text:style-name="T6">system</text:span><text:span text:style-name="T3"> under utveckling, med avseende på system- och acceptanstestning.</text:span></text:p>
      <text:p text:style-name="P9"/>
      <text:p text:style-name="P9">Strategier</text:p>
      <text:p text:style-name="P4"><text:span text:style-name="T10">Varje utvecklare enhetstestar sina respektive implementationer, som kan vara antingen komponenter eller integrerade delsystem. Testing </text:span><text:span text:style-name="T18">M</text:span><text:span text:style-name="T10">anager </text:span><text:span text:style-name="T11">ansvarar för</text:span><text:span text:style-name="T10"> systemtestning </text:span><text:span text:style-name="T11">och</text:span><text:span text:style-name="T10"> Quality </text:span><text:span text:style-name="T18">M</text:span><text:span text:style-name="T10">anager </text:span><text:span text:style-name="T11">står för </text:span><text:span text:style-name="T10">acceptanstestning. </text:span><text:span text:style-name="T1"><text:s/></text:span></text:p>
      <text:p text:style-name="P15">Effektiviteten hos testning bedöms i flera steg: på enhetsnivå, på integrationsnivå och på systemnivå. Enhetstester är godkända om enheten under testning uppfyller varje uppsatt testfall. Integrerade systemtester är godkända om delsystemet under testning uppfyller sin funktion enligt den relevanta designmallen. Systemetestning bedöms som godkänd om systemet i sin helhet uppfyller design- och arkitekturkraven. Systemet anses färdigtestat när acceptanstestningen visar att samtliga krav från kund är uppfyllda, enligt kravspecifikation och gransking av kund.</text:p>
      <text:p text:style-name="P5"><text:span text:style-name="T2">Feedback som rör testningens resultat går från Testing </text:span><text:span text:style-name="T6">M</text:span><text:span text:style-name="T2">anager till utvecklare, och från Quality </text:span><text:span text:style-name="T6">M</text:span><text:span text:style-name="T2">anager till Testing manager.</text:span></text:p>
      <text:p text:style-name="P16"/>
      <text:p text:style-name="P13">Mål</text:p>
      <text:p text:style-name="P25"><text:span text:style-name="T11">Målet med testningsplanen är att skapa en testningsprocess som på ett bevis</text:span><text:span text:style-name="T14">bart</text:span><text:span text:style-name="T11"> och effektivt sätt kan användas för att upptäcka buggar i systemet eller delar av </text:span><text:span text:style-name="T13">systemet</text:span><text:span text:style-name="T11">. Planen skall dessutom klargöra vilka roller i organisationen som utför vilket arbete.</text:span></text:p>
      <text:p text:style-name="P18"/>
      <text:p text:style-name="P22"><text:span text:style-name="T4">P</text:span><text:span text:style-name="T1">rocess</text:span></text:p>
      <text:p text:style-name="P25"><text:span text:style-name="T11">Efter att varje utvecklare har enhetstestat sina komponenter eller integrerade delsystem på egen hand så utför</text:span><text:span text:style-name="T12">s </text:span><text:span text:style-name="T11">helsystemstestning. Om systemet uppfyller sin planerade funktion som bestämt av </text:span><text:span text:style-name="T12">designplanen så går det vidare till acceptanstestning. Denna kan eventuellt påverkas av kundens egen testningsstrategi. Efter systemtestning och acceptanstestning så erbjuds feedback till anständig individ eller team, som beskrivet under Strategier.</text:span></text:p>
      <text:p text:style-name="P19"/>
      <text:p text:style-name="P14">Felhantering</text:p>
      <text:p text:style-name="P3"><text:span text:style-name="T12">Om systemtestningen bedöms som icke godkänd, måste utvecklarna arbeta för att lösa problemet. Resultat från enhetstestning kan användas för att identifiera var någonstans felet eller felen har sitt/sina ursprung. </text:span><text:span text:style-name="T15">Ett icke godkänt resultat efter acceptanstestning </text:span><text:span text:style-name="T16">innebär </text:span><text:span text:style-name="T15">att kravspecifikationen </text:span><text:span text:style-name="T16">måste </text:span><text:span text:style-name="T15">gås igenom på nytt, varpå det kan bestämmas </text:span><text:span text:style-name="T17">om</text:span><text:span text:style-name="T15"> ändringar i systemet behöver utföras.</text:span></text:p>
      <text:h text:style-name="P27" text:outline-level="3">Konfigurationsplan</text:h>
      <text:p text:style-name="P24"/>
      <text:p text:style-name="P10">Inledning</text:p>
      <text:p text:style-name="P2"><text:span text:style-name="T19">Detta dokument beskriver konfigurationsplanen </text:span><text:span text:style-name="T18">för system under utveckling, samt för färdigutvecklade och levererade system. </text:span><text:span text:style-name="T20">Strategier, mål, processer och risker behandlas.</text:span></text:p>
      <text:p text:style-name="P20"/>
      <text:p text:style-name="P11">Strategier</text:p>
      <text:p text:style-name="P6"><text:span text:style-name="T1">Ändringar som behöver göras i systemet dokumenteras och förmedlas till systemdesignern. </text:span><text:span text:style-name="T7">Utvecklarna står för att modifiera systemet så att det uppnår önskad funktion. Testare verifierar att det modifierade systemet fungerar som det skall.</text:span></text:p>
      <text:p text:style-name="P17"><text:s/></text:p>
      <text:p text:style-name="P12">Mål</text:p>
      <text:p text:style-name="P21">Konfigurationsplanen har som mål att definiera en konfigurationsprocess, i vilken detaljerna för hanteringen av ändringar och tillägg till systemet beskrivs. Även de roller som ansvarar för olika delar i processen klargörs.</text:p>
      <text:p text:style-name="P17"/>
      <text:p text:style-name="P12">Process</text:p>
      <text:p text:style-name="P7"><text:span text:style-name="T1">Efter att krav på ändringar eller utökad funktionalitet hos sytemet har identifierats så producerar designern en eller flera modeller som beskriver de nödvändiga modifikationerna. Utvecklarna använder sig sedan av de producerade </text:span><text:span text:style-name="T9">modellerna</text:span><text:span text:style-name="T1"> för att göra de önskade förändringarna. Efter att dessa förändringar har implementerats så följs testningsplanen med målet att verifiera funktionen hos den nya versionen av systemet.</text:span></text:p>
      <text:p text:style-name="P17"/>
      <text:p text:style-name="P12">Risker</text:p>
      <text:p text:style-name="P7"><text:span text:style-name="T1">Risken finns att det blir för kostsamt att förändra systemet på det sätt som är nödvändigt, enligt vad kunden eller den egna organisationen har begärt. </text:span><text:span text:style-name="T8">Detta kan bero på att den föreslagna ändringen är för omfattande, eller att systemets grundläggande arkitektur medför att ändringen är orealistisk att utföra.</text:span><text:span text:style-name="T1"> Vid ett sådant fall så kan kompromisser behöva göras </text:span><text:span text:style-name="T8">med relevanta par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02:06:24.233000000</meta:creation-date>
    <dc:date>2016-09-06T02:26:08.120000000</dc:date>
    <meta:editing-duration>P1DT16M41S</meta:editing-duration>
    <meta:editing-cycles>16</meta:editing-cycles>
    <meta:generator>LibreOffice/5.0.2.2$Windows_x86 LibreOffice_project/37b43f919e4de5eeaca9b9755ed688758a8251fe</meta:generator>
    <meta:document-statistic meta:table-count="0" meta:image-count="0" meta:object-count="0" meta:page-count="2" meta:paragraph-count="25" meta:word-count="496" meta:character-count="3681" meta:non-whitespace-character-count="3206"/>
  </office:meta>
</office:document-meta>
</file>